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H &amp; G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5987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9922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RANO GARAY, LUCY CAR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0015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ASQUEZ PEZO, HEN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3391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1/2021</text:p>
          </table:table-cell>
          <table:table-cell table:style-name="Tabla2.A2" office:value-type="string">
            <text:p text:style-name="P7">149691</text:p>
          </table:table-cell>
          <table:table-cell table:style-name="Tabla2.A2" office:value-type="string">
            <text:p text:style-name="P7">5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1:50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